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cm" svg:height="1.3cm" svg:x="4.75cm" svg:y="2.1cm">
          <text:p text:style-name="P1"><text:span text:style-name="T1">Meteorological station</text:span></text:p>
        </draw:rect>
        <draw:rect draw:style-name="gr1" draw:text-style-name="P1" draw:layer="layout" svg:width="12cm" svg:height="6.001cm" svg:x="4.75cm" svg:y="8.082cm">
          <text:p text:style-name="P1"><text:span text:style-name="T2">Eddy Pro</text:span></text:p>
          <text:p text:style-name="P2"><text:span text:style-name="T3"/></text:p>
          <text:p text:style-name="P2"><text:span text:style-name="T4">- Spike removal (Vickers and Mahrt, 1997)</text:span></text:p>
          <text:p text:style-name="P2"><text:span text:style-name="T4">- Amplitude resolution</text:span></text:p>
          <text:p text:style-name="P2"><text:span text:style-name="T4">- Drop-outs</text:span></text:p>
          <text:p text:style-name="P2"><text:span text:style-name="T4">- Absolute limits (H2O, CO2, CH4 concentrations)</text:span></text:p>
          <text:p text:style-name="P2"><text:span text:style-name="T4">- Skewness and kurtosis</text:span></text:p>
          <text:p text:style-name="P2"><text:span text:style-name="T4">- Discontinuities</text:span></text:p>
          <text:p text:style-name="P2"><text:span text:style-name="T4">- Time lags</text:span></text:p>
          <text:p text:style-name="P2"><text:span text:style-name="T4">- Assign quality flag (Mauder and Foken, 2004)</text:span></text:p>
        </draw:rect>
        <draw:rect draw:style-name="gr1" draw:text-style-name="P3" draw:layer="layout" svg:width="12cm" svg:height="4.396cm" svg:x="4.75cm" svg:y="18.764cm">
          <text:p text:style-name="P1"><text:span text:style-name="T5">Slow Filtering</text:span></text:p>
          <text:p text:style-name="P2"><text:span text:style-name="T4"/></text:p>
          <text:p text:style-name="P2"><text:span text:style-name="T4">- Despike (Papale et al. 2006)</text:span></text:p>
          <text:p text:style-name="P2"><text:span text:style-name="T4">- Absolute limits (LE, H, CO2 and CH4 flux)</text:span></text:p>
          <text:p text:style-name="P2"><text:span text:style-name="T4">- Filter rain</text:span></text:p>
          <text:p text:style-name="P2"><text:span text:style-name="T4">- Remove Mauder &amp; Foken bad data</text:span></text:p>
          <text:p text:style-name="P2"><text:span text:style-name="T4">- Friction velocity for C fluxes (Papale et al. 2006)</text:span></text:p>
        </draw:rect>
        <draw:ellipse draw:style-name="gr1" draw:text-style-name="P1" draw:layer="layout" svg:width="7.3cm" svg:height="1.4cm" svg:x="7.1cm" svg:y="5.041cm">
          <text:p text:style-name="P1">10 Hz data</text:p>
        </draw:ellipse>
        <draw:custom-shape draw:style-name="gr2" draw:text-style-name="P1" draw:layer="layout" svg:width="1.148cm" svg:height="0.5cm" draw:transform="rotate (-1.57079632679579) translate (11cm 3.64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6.68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14.32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8cm" svg:height="0.5cm" draw:transform="rotate (-1.57079632679579) translate (11cm 23.4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3cm" svg:height="1.4cm" svg:x="7.1cm" svg:y="15.723cm">
          <text:p text:style-name="P1">30 min data</text:p>
        </draw:ellipse>
        <draw:custom-shape draw:style-name="gr2" draw:text-style-name="P1" draw:layer="layout" svg:width="1.148cm" svg:height="0.5cm" draw:transform="rotate (-1.57079632679579) translate (11cm 17.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7.3cm" svg:height="1.4cm" svg:x="7.1cm" svg:y="24.8cm">
          <text:p text:style-name="P1">30 min databas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5T20:16:46.05</meta:creation-date>
    <dc:date>2020-03-26T16:03:19.77</dc:date>
    <meta:editing-duration>PT9M5S</meta:editing-duration>
    <meta:editing-cycles>2</meta:editing-cycles>
    <meta:generator>OpenOffice/4.1.4$Win32 OpenOffice.org_project/414m5$Build-9788</meta:generator>
    <meta:document-statistic meta:object-count="11"/>
  </office:meta>
</office:document-meta>
</file>